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/ColorTable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B2FF2A327EABC87D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Lohit Devanagari" svg:font-family="'Lohit Devanagari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pr1" style:family="presentation" style:parent-style-name="alizarin1-title">
      <style:graphic-properties fo:min-height="2.25cm"/>
    </style:style>
    <style:style style:name="pr2" style:family="presentation" style:parent-style-name="alizarin1-subtitle">
      <style:graphic-properties draw:fill-color="#ffffff" fo:min-height="6.75cm"/>
    </style:style>
    <style:style style:name="pr3" style:family="presentation" style:parent-style-name="alizarin1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6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style:font-size-asian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</office:automatic-styles>
  <office:body>
    <office:presentation>
      <presentation:footer-decl presentation:name="ftr1">フッターテスト</presentation:footer-decl>
      <presentation:date-time-decl presentation:name="dtd1" presentation:source="current-date" style:data-style-name="D7"/>
      <draw:page draw:name="page1" draw:style-name="dp1" draw:master-page-name="alizarin1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 presentation:user-transformed="true">
          <draw:text-box>
            <text:p>Javascript + DOM </text:p>
          </draw:text-box>
        </draw:frame>
        <draw:frame presentation:style-name="pr2" draw:text-style-name="P1" draw:layer="layout" svg:width="25.5cm" svg:height="7cm" svg:x="1.5cm" svg:y="13cm" presentation:class="subtitle">
          <draw:text-box>
            <text:p>Abhijit A <text:s/>M </text:p>
            <text:p/>
            <text:p>Credits: www.w3schools.com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placeholder="true">
          <draw:text-box/>
        </draw:frame>
        <draw:frame presentation:style-name="pr5" draw:layer="layout" svg:width="25.5cm" svg:height="13cm" svg:x="1cm" svg:y="5.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Lohit Devanagari" svg:font-family="'Lohit Devanagari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2" fo:font-family="'Source Sans Pro Black'" style:font-style-name="黒" style:font-family-generic="swiss" style:font-pitch="variable" fo:font-size="44pt" fo:font-weight="900" style:font-name-asian="源ノ角ゴシック Heavy2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2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name-asian="源ノ角ゴシック Medium2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塗りつぶしなし線なしオブジェクト" style:family="graphic" style:parent-style-name="standard">
      <style:graphic-properties draw:stroke="none" draw:fill="none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1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1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alizarin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1-outline1" style:family="presentation">
      <style:graphic-properties draw:stroke="none" draw:fill="none" draw:auto-grow-height="false" draw:fit-to-size="shrink-to-fit">
        <text:list-style style:name="alizarin1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1-outline2" style:family="presentation" style:parent-style-name="alizarin1-outline1">
      <style:paragraph-properties fo:margin-left="0cm" fo:margin-right="0cm" fo:margin-top="0cm" fo:margin-bottom="0.399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alizarin1-outline3" style:family="presentation" style:parent-style-name="alizarin1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1-outline4" style:family="presentation" style:parent-style-name="alizarin1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1-outline5" style:family="presentation" style:parent-style-name="alizarin1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-outline6" style:family="presentation" style:parent-style-name="alizarin1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-outline7" style:family="presentation" style:parent-style-name="alizarin1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-outline8" style:family="presentation" style:parent-style-name="alizarin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1-outline9" style:family="presentation" style:parent-style-name="alizarin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1-subtitle" style:family="presentation">
      <style:graphic-properties draw:stroke="none" draw:fill="none" draw:textarea-horizontal-align="left" draw:textarea-vertical-align="top" draw:auto-grow-height="false">
        <text:list-style style:name="alizarin1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0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1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stroke="none" draw:fill="none" draw:textarea-horizontal-align="right"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1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1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1-backgroundobjects">
      <style:graphic-properties draw:stroke="none" draw:fill="none" draw:auto-grow-height="false" fo:min-height="1.501cm"/>
    </style:style>
    <style:style style:name="Mpr13" style:family="presentation" style:parent-style-name="alizarin1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bdc3c7"/>
      <style:paragraph-properties fo:text-align="center"/>
    </style:style>
    <style:style style:name="MP7" style:family="paragraph">
      <loext:graphic-properties draw:fill-color="#f44336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paragraph-properties fo:text-align="end"/>
      <style:text-properties style:font-size-complex="14pt"/>
    </style:style>
    <style:style style:name="MP13" style:family="paragraph">
      <loext:graphic-properties draw:fill="none"/>
      <style:paragraph-properties fo:text-align="end"/>
      <style:text-properties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alizarin" style:page-layout-name="PM1" draw:style-name="Mdp1"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6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7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text-style-name="MP9" draw:layer="backgroundobjects" svg:width="6.5cm" svg:height="1.5cm" svg:x="21cm" svg:y="19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1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1-title" draw:layer="backgroundobjects" svg:width="26cm" svg:height="2.5cm" svg:x="1cm" svg:y="9.25cm" presentation:class="title" presentation:placeholder="true">
        <draw:text-box/>
      </draw:frame>
      <draw:frame presentation:style-name="alizarin1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9" draw:layer="backgroundobjects" svg:width="6.5cm" svg:height="1.5cm" svg:x="21cm" svg:y="19cm" presentation:class="date-time">
        <draw:text-box>
          <text:p text:style-name="MP8"><text:span text:style-name="MT2"><presentation:date-time/></text:span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3" draw:layer="backgroundobjects" svg:width="1.5cm" svg:height="1.5cm" svg:x="0.5cm" svg:y="19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2">
        <draw:page-thumbnail presentation:style-name="alizarin1-title" draw:layer="backgroundobjects" svg:width="14.848cm" svg:height="11.136cm" svg:x="3.075cm" svg:y="2.257cm" presentation:class="page"/>
        <draw:frame presentation:style-name="alizarin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28T23:31:15.243904744</meta:creation-date>
    <meta:editing-duration>PT31S</meta:editing-duration>
    <meta:editing-cycles>2</meta:editing-cycles>
    <meta:generator>LibreOffice/5.1.4.2$Linux_X86_64 LibreOffice_project/f99d75f39f1c57ebdd7ffc5f42867c12031db97a</meta:generator>
    <dc:date>2018-01-28T23:31:46.702278012</dc:date>
    <meta:document-statistic meta:object-count="45"/>
    <meta:template xlink:type="simple" xlink:actuate="onRequest" xlink:title="Alizarin" xlink:href="../../../../../../../../opt/libreoffice5.1/share/template/common/presnt/Alizarin.otp" meta:date="2018-01-28T23:31:15.104984886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